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 style:list-style-name="L1">
      <style:graphic-properties draw:stroke="solid" svg:stroke-color="#cc0000" draw:fill="solid" draw:fill-color="#ff9999" draw:opacity="58%" draw:auto-grow-height="true" draw:auto-grow-width="false" fo:max-height="0cm" fo:min-height="16.276cm"/>
    </style:style>
    <style:style style:name="gr3" style:family="graphic" style:parent-style-name="standard" style:list-style-name="L1">
      <style:graphic-properties draw:stroke="solid" svg:stroke-color="#000080" draw:fill="solid" draw:fill-color="#99ccff" draw:opacity="58%" draw:auto-grow-height="true" draw:auto-grow-width="false" fo:max-height="0cm" fo:min-height="66.151cm"/>
    </style:style>
    <style:style style:name="gr4" style:family="graphic" style:parent-style-name="standard" style:list-style-name="L1">
      <style:graphic-properties draw:stroke="solid" svg:stroke-color="#336600" draw:fill="solid" draw:fill-color="#aecf00" draw:opacity="49%" draw:auto-grow-height="true" draw:auto-grow-width="false" fo:max-height="0cm" fo:min-height="81.726cm"/>
    </style:style>
    <style:style style:name="gr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svg:stroke-color="#336600" draw:fill="solid" draw:fill-color="#ff99ff" draw:opacity="49%" draw:auto-grow-height="true" draw:auto-grow-width="false" fo:max-height="0cm" fo:min-height="56.1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36pt" fo:language="sl" fo:country="SI" style:font-size-asian="36pt" style:font-size-complex="36pt"/>
    </style:style>
    <style:style style:name="P2" style:family="paragraph">
      <style:paragraph-properties fo:margin-left="0cm" fo:margin-right="0cm" fo:margin-top="0.7cm" fo:margin-bottom="0.7cm" fo:line-height="100%" fo:text-indent="0cm"/>
    </style:style>
    <style:style style:name="P3" style:family="paragraph">
      <loext:graphic-properties draw:fill="solid" draw:fill-color="#ff9999" draw:opacity="58%"/>
      <style:paragraph-properties fo:margin-left="0cm" fo:margin-right="0cm" fo:margin-top="0.7cm" fo:margin-bottom="0.7cm" fo:line-height="100%" fo:text-indent="0cm"/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 draw:opacity="58%"/>
      <style:paragraph-properties fo:margin-left="0cm" fo:margin-right="0cm" fo:margin-top="0.7cm" fo:margin-bottom="0.7cm" fo:line-height="100%" fo:text-indent="0cm"/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aecf00" draw:opacity="49%"/>
      <style:paragraph-properties fo:margin-left="0cm" fo:margin-right="0cm" fo:margin-top="0.7cm" fo:margin-bottom="0.7cm" fo:line-height="100%" fo:text-indent="0cm"/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language="sl" fo:country="SI"/>
    </style:style>
    <style:style style:name="P7" style:family="paragraph">
      <loext:graphic-properties draw:fill="solid" draw:fill-color="#ff99ff" draw:opacity="49%"/>
      <style:paragraph-properties fo:margin-left="0cm" fo:margin-right="0cm" fo:margin-top="0.7cm" fo:margin-bottom="0.7cm" fo:line-height="100%" fo:text-indent="0cm"/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language="sl" fo:country="SI"/>
    </style:style>
    <style:style style:name="T1" style:family="text">
      <style:text-properties fo:font-size="36pt" fo:language="sl" fo:country="SI" style:font-size-asian="36pt" style:font-size-complex="36pt"/>
    </style:style>
    <style:style style:name="T2" style:family="text"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language-asian="ar" style:country-asian="SA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4.4cm" svg:height="1.673cm" svg:x="4.1cm" svg:y="2.401cm">
          <draw:text-box>
            <text:p><text:span text:style-name="T1">SKICA DISPOZICIJE</text:span></text:p>
          </draw:text-box>
        </draw:frame>
        <draw:frame draw:style-name="gr2" draw:text-style-name="P3" draw:layer="layout" svg:width="43.6cm" svg:height="16.526cm" svg:x="3.9cm" svg:y="7.128cm">
          <draw:text-box>
            <text:p text:style-name="P2"><text:span text:style-name="T2">PODROČJE RAZISKAVE IN NASLOV</text:span></text:p>
            <text:p text:style-name="P2"><text:span text:style-name="T2">1. </text:span><text:span text:style-name="T3">Opredeli področje raziskave: </text:span><text:span text:style-name="T2">znanost o živalih, genomska </text:span><text:span text:style-name="T2">selekcija v govedoreji</text:span></text:p>
            <text:p text:style-name="P2"><text:span text:style-name="T2">2. </text:span><text:span text:style-name="T3">Delovni naslov: </text:span><text:span text:style-name="T2">Razvoj orodij za optimizacijo pridobitve in </text:span><text:span text:style-name="T2">uporabe genomske informacije v rejskem programu pri govedu</text:span></text:p>
            <text:p text:style-name="P2"><text:span text:style-name="T2">3. </text:span><text:span text:style-name="T3">Ključna gesla: </text:span><text:span text:style-name="T2">govedoreja, genomska selekcija, simulacija, </text:span><text:span text:style-name="T2">optimizacija, genetski napredek, ekonomska analiza</text:span></text:p>
          </draw:text-box>
        </draw:frame>
        <draw:frame draw:style-name="gr3" draw:text-style-name="P4" draw:layer="layout" svg:width="43.6cm" svg:height="66.401cm" svg:x="4.1cm" svg:y="26.275cm">
          <draw:text-box>
            <text:p text:style-name="P2"><text:span text:style-name="T4">PROBLEM IN RAZISKOVALNA VPRAŠANJA</text:span></text:p>
            <text:p text:style-name="P2"><text:span text:style-name="T4">1. </text:span><text:span text:style-name="T5">Zakaj smo se lotili teme – teoretičen in praktičen vidik</text:span></text:p>
            <text:list text:style-name="L1">
              <text:list-item>
                <text:p text:style-name="P2"><text:span text:style-name="T4"><text:s/></text:span><text:span text:style-name="T4">Genomska selekcija – večji genetski napredek zaradi znižanega generacijskega intervala, večje točnosti, identifikacije novih ugodnih kombinacij pri potomcih in novih krvnih linij</text:span></text:p>
              </text:list-item>
              <text:list-item>
                <text:p text:style-name="P2"><text:span text:style-name="T4">Problem uvedbe v majhnih populacijah – nezadostno število živali, nezadostna sredstva, skepticizem in negotovost glede načina uvedbe in optimalne porabe sredstev za zagon in izvedbo genomske selekcije. Vprašanje – kako opraviti prehod?</text:span></text:p>
              </text:list-item>
              <text:list-item>
                <text:p text:style-name="P2"><text:span text:style-name="T4">V Sloveniji genomska selekcija samo pri rjavi pasmi</text:span></text:p>
              </text:list-item>
              <text:list-item>
                <text:p text:style-name="P2"><text:span text:style-name="T4">Determinističen izračun genetskega napredka posameznega scenarija nemogoč zaradi veliko virov variabilnosti</text:span></text:p>
              </text:list-item>
              <text:list-item>
                <text:p text:style-name="P2"><text:span text:style-name="T4">Prejšnje študije so uporabile simulacijo za testiranje vpliva različnih parametrov, ki vplivajo na genetski napredek, ne pa tudi uporabe genomske informacije v celotnem rejskem programu</text:span></text:p>
              </text:list-item>
              <text:list-item>
                <text:p text:style-name="P2"><text:span text:style-name="T4">Predhodne študije simulirane diskretne generacije selekcije, ne pa realne populacije govedi</text:span></text:p>
              </text:list-item>
              <text:list-item>
                <text:p text:style-name="P2"><text:span text:style-name="T4">Pomanjkanje orodja za optimizacijo poraba sredstev in uporabe genomske informacije v specifičnem realnem rejskem programu</text:span></text:p>
              </text:list-item>
              <text:list-item>
                <text:p text:style-name="P2"><text:span text:style-name="T6">Praktično / teoretično???</text:span></text:p>
              </text:list-item>
            </text:list>
            <text:p text:style-name="P2"><text:span text:style-name="T5">2. CILJI</text:span></text:p>
            <text:list text:continue-numbering="true" text:style-name="L1">
              <text:list-header>
                <text:p text:style-name="P2"><text:span text:style-name="T5">2.1. </text:span><text:span text:style-name="T4">SPLOŠNI</text:span></text:p>
              </text:list-header>
              <text:list-item>
                <text:p text:style-name="P2"><text:span text:style-name="T4">Razvoj kompleksnega simulatorja celotnega selekcijskega program (rejske sheme) prekrivajočih generacij selekcionirane populacije pri govedu</text:span></text:p>
              </text:list-item>
              <text:list-item>
                <text:p text:style-name="P2"><text:span text:style-name="T4">Razvoj metod za optimizacijo rabe sredstev in genomske informacije v celotnem rejskem programu</text:span></text:p>
              </text:list-item>
              <text:list-item>
                <text:p text:style-name="P2"><text:span text:style-name="T4">Razvoj orodja za ekonomsko analizo pomena rejskih aktivnosti na nivoju posameznega rejca in populacije</text:span></text:p>
                <text:p text:style-name="P2"><text:span text:style-name="T4">2.2 SPECIFIČNI</text:span></text:p>
              </text:list-item>
              <text:list-item>
                <text:p text:style-name="P2"><text:span text:style-name="T4">Analiza obstoječih rejskih programov govedi v Sloveniji</text:span></text:p>
              </text:list-item>
              <text:list-item>
                <text:p text:style-name="P2"><text:span text:style-name="T4">Priprava, testiranje in analiza relevantnih alternativnih genomskih programov z razpoložljivimi sredstvi in številom živali</text:span></text:p>
              </text:list-item>
              <text:list-item>
                <text:p text:style-name="P2"><text:span text:style-name="T4">Analiza ekonomičnosti različnih rejskih shem</text:span></text:p>
              </text:list-item>
            </text:list>
          </draw:text-box>
        </draw:frame>
        <draw:frame draw:style-name="gr4" draw:text-style-name="P5" draw:layer="layout" svg:width="43.6cm" svg:height="82.851cm" svg:x="50.7cm" svg:y="16.001cm">
          <draw:text-box>
            <text:p text:style-name="P2"><text:span text:style-name="T7">LITERATURA IN KONCEPTUALNI OKVIR</text:span></text:p>
            <text:p text:style-name="P2"><text:span text:style-name="T7">1. </text:span><text:span text:style-name="T8">Literatura</text:span></text:p>
            <text:list text:style-name="L1">
              <text:list-item>
                <text:p text:style-name="P2"><text:span text:style-name="T7"><text:s/></text:span><text:span text:style-name="T7">Genomska selekcija: Meuwissenm Goddard &amp; Hayes, </text:span></text:p>
              </text:list-item>
              <text:list-item>
                <text:p text:style-name="P2"><text:span text:style-name="T7">Optimizacija rejskih programov: Schaeffer</text:span></text:p>
              </text:list-item>
              <text:list-item>
                <text:p text:style-name="P2"><text:span text:style-name="T7">Referenca za majhno populacijo: Daetwyler, 2008; Animal – pregledni članek </text:span></text:p>
              </text:list-item>
              <text:list-item>
                <text:p text:style-name="P2"><text:span text:style-name="T7">Simulacija: Faux et al. (AlphaSim) + prejšnje študije, ki so uporabile simulacijo za testiranje vpliva točnosti, heritabilitete, intenzivnosti … </text:span></text:p>
              </text:list-item>
              <text:list-item>
                <text:p text:style-name="P2"><text:span text:style-name="T7">G3 – AlphaDrop (Gorjanc, Hickey)</text:span></text:p>
              </text:list-item>
              <text:list-item>
                <text:p text:style-name="P2"><text:span text:style-name="T7">Simulacija: optimizacija, vendar diskretne generacije (Reiner)</text:span></text:p>
              </text:list-item>
              <text:list-item>
                <text:p text:style-name="P2"><text:span text:style-name="T7">Še kakšno referenco za optimizacijo? (poglavje - plant breeding, Rincent, Pzcszola)</text:span></text:p>
              </text:list-item>
              <text:list-item>
                <text:p text:style-name="P2"><text:span text:style-name="T7">Particija genetskih trendov: Garcia-Cortez (Animal) – citiranje GG (Icar, Interbull)</text:span></text:p>
              </text:list-item>
              <text:list-item>
                <text:p text:style-name="P2"><text:span text:style-name="T7"/></text:p>
                <text:p text:style-name="P2"><text:span text:style-name="T7">2. </text:span><text:span text:style-name="T8">Konceptualni okvir</text:span></text:p>
              </text:list-item>
              <text:list-item>
                <text:p text:style-name="P2"><text:span text:style-name="T7">Genomska selekcija prinaša večji genetski napredek, vendar je prehod is klasične selekcije težaven, </text:span><text:span text:style-name="T9">saj so sedanji rejski programi optimizirani za zbiranje fenotipskih podatkov in selekcijo na osnovi teh podatkov, upoštevajoč ekonomske in biološke omejitve pri posamezni vrsti živali </text:span></text:p>
              </text:list-item>
              <text:list-item>
                <text:p text:style-name="P2"><text:span text:style-name="T9">V majhnih populacijah problem nezadostna sredstva in skepticizem, z neuvedbo se še poglablja vrzel v genetskem napredku med domačo in tujo selekcijo</text:span></text:p>
              </text:list-item>
              <text:list-item>
                <text:p text:style-name="P2"><text:span text:style-name="T9"><text:s/></text:span><text:span text:style-name="T9">Pri tem se pojavlja potreba po optimiziranju rabe sredstev in genomske informacije v prehodu ter določitev optimalne alternative - koristna za rejske organizacije</text:span></text:p>
              </text:list-item>
              <text:list-item>
                <text:p text:style-name="P2"><text:span text:style-name="T9">Simulacije omogočajo poceni testiranje alternativnih scenarijev (teoretičen napredek alternativ)</text:span></text:p>
              </text:list-item>
              <text:list-item>
                <text:p text:style-name="P2"><text:span text:style-name="T9">Potrebno orodje - simulator, ki bi omogočal simulacijo realistične specifične populacije govedi v selekciji in testiranje različnih scenarijev</text:span></text:p>
              </text:list-item>
              <text:list-item>
                <text:p text:style-name="P2"><text:span text:style-name="T9">Alternativne sheme: analiza različnih strategij uporabe pridobitve genomske informacije (katere živali genotipizirati), strategija uporabe genomske informacije v rejskem programu (katere živali odbirati na podlagi genomske informacije) in strategija razporeditve razpoložljivih denarnih sredstev med rejske aktivnosti</text:span></text:p>
              </text:list-item>
              <text:list-item>
                <text:p text:style-name="P2"><text:span text:style-name="T9">Optimizacija omenjenih parametrov za dosego maksimalnega genetskega napredka oz. učinkovitosti</text:span></text:p>
              </text:list-item>
              <text:list-item>
                <text:p text:style-name="P2"><text:span text:style-name="T9">Rešitev problema je v določitvi količine genomskih podatkov, ki jo potrebujemoza uvedbo genomske selekcije, strategije dolgoročne uporabe v samem rejskem programu ob upoštevanju razpoložljivih sredstev, ki jih lahko optimiziramo preko analize ekonomilčnosti posameznih rejskih aktivnosti</text:span></text:p>
              </text:list-item>
            </text:list>
          </draw:text-box>
        </draw:frame>
        <draw:line draw:style-name="gr5" draw:text-style-name="P6" draw:layer="layout" svg:x1="35.7cm" svg:y1="18.201cm" svg:x2="50.7cm" svg:y2="21.201cm">
          <text:p/>
        </draw:line>
        <draw:line draw:style-name="gr5" draw:text-style-name="P6" draw:layer="layout" svg:x1="45.7cm" svg:y1="31.201cm" svg:x2="50.7cm" svg:y2="21.201cm">
          <text:p/>
        </draw:line>
        <draw:line draw:style-name="gr5" draw:text-style-name="P6" draw:layer="layout" svg:x1="46.1cm" svg:y1="36.801cm" svg:x2="51.1cm" svg:y2="23.801cm">
          <text:p/>
        </draw:line>
        <draw:line draw:style-name="gr5" draw:text-style-name="P6" draw:layer="layout" svg:x1="45.9cm" svg:y1="47.001cm" svg:x2="51.1cm" svg:y2="26.401cm">
          <text:p/>
        </draw:line>
        <draw:line draw:style-name="gr5" draw:text-style-name="P6" draw:layer="layout" svg:x1="47.3cm" svg:y1="52.801cm" svg:x2="51.1cm" svg:y2="31.601cm">
          <text:p/>
        </draw:line>
        <draw:frame draw:style-name="gr6" draw:text-style-name="P7" draw:layer="layout" svg:width="43.6cm" svg:height="56.426cm" svg:x="97.2cm" svg:y="10.6cm">
          <draw:text-box>
            <text:p text:style-name="P2"><text:span text:style-name="T10">PREDLAGANA </text:span><text:span text:style-name="T10">METODA IN </text:span><text:span text:style-name="T10">PODATKOVNI </text:span><text:span text:style-name="T10">VIRI</text:span></text:p>
            <text:p text:style-name="P2"><text:span text:style-name="T11">1. Metoda</text:span></text:p>
            <text:p text:style-name="P2"><text:span text:style-name="T10">1. uporaba </text:span><text:span text:style-name="T10">bioinformatskih </text:span><text:span text:style-name="T10">orodij za razvoj </text:span><text:span text:style-name="T10">orodja za </text:span><text:span text:style-name="T10">simulacijo </text:span><text:span text:style-name="T10">celotnega </text:span><text:span text:style-name="T10">rejskega </text:span><text:span text:style-name="T10">programa </text:span><text:span text:style-name="T10">selekcionirane </text:span><text:span text:style-name="T10">populacije </text:span><text:span text:style-name="T10">govedi s </text:span><text:span text:style-name="T10">prekrivajočimi </text:span><text:span text:style-name="T10">generacijami z </text:span><text:span text:style-name="T10">možnostjo </text:span><text:span text:style-name="T10">nastavitve </text:span><text:span text:style-name="T10">parametrov za </text:span><text:span text:style-name="T10">simulacijo </text:span><text:span text:style-name="T10">specifične </text:span><text:span text:style-name="T10">populacije</text:span></text:p>
            <text:p text:style-name="P2"><text:span text:style-name="T10">2. parametrična </text:span><text:span text:style-name="T10">analiza </text:span><text:span text:style-name="T10">obstoječih </text:span><text:span text:style-name="T10">rejskih </text:span><text:span text:style-name="T10">programov in </text:span><text:span text:style-name="T10">selekcijskih </text:span><text:span text:style-name="T10">podatkov v CPZ </text:span><text:span text:style-name="T10">Govedo za </text:span><text:span text:style-name="T10">izbrano preteklo </text:span><text:span text:style-name="T10">obdobje z </text:span><text:span text:style-name="T10">namenom </text:span><text:span text:style-name="T10">pridobitve </text:span><text:span text:style-name="T10">simulacijskih </text:span><text:span text:style-name="T10">parametrov</text:span></text:p>
            <text:p text:style-name="P2"><text:span text:style-name="T10">3. stohastična </text:span><text:span text:style-name="T10">simulacija </text:span><text:span text:style-name="T10">obstoječe </text:span><text:span text:style-name="T10">slovenske </text:span><text:span text:style-name="T10">populacije </text:span><text:span text:style-name="T10">govedi </text:span><text:span text:style-name="T10">(PASMA?)</text:span></text:p>
            <text:p text:style-name="P2"><text:span text:style-name="T10">4. primerjalna </text:span><text:span text:style-name="T10">statistična </text:span><text:span text:style-name="T10">analiza </text:span><text:span text:style-name="T10">genetskih </text:span><text:span text:style-name="T10">trendov </text:span><text:span text:style-name="T10">simulirane in </text:span><text:span text:style-name="T10">realne populacije </text:span><text:span text:style-name="T10">govedi za </text:span><text:span text:style-name="T10">določitev </text:span><text:span text:style-name="T10">primernosti </text:span><text:span text:style-name="T10">simulatorja kot </text:span><text:span text:style-name="T10">orodja za </text:span><text:span text:style-name="T10">testiranje </text:span><text:span text:style-name="T10">alternativnih </text:span><text:span text:style-name="T10">scenarijev</text:span></text:p>
            <text:p text:style-name="P2"><text:span text:style-name="T10">5. priprava in </text:span><text:span text:style-name="T10">testiranje </text:span><text:span text:style-name="T10">alternativnih </text:span><text:span text:style-name="T10">genomskih </text:span><text:span text:style-name="T10">rejskih </text:span><text:span text:style-name="T10">programov s </text:span><text:span text:style-name="T10">stohastično </text:span><text:span text:style-name="T10">simulacijo </text:span></text:p>
            <text:p text:style-name="P2"><text:span text:style-name="T10">6. primerjalna </text:span><text:span text:style-name="T10">statistična </text:span><text:span text:style-name="T10">analiza </text:span><text:span text:style-name="T10">genetskega </text:span><text:span text:style-name="T10">napredka in </text:span><text:span text:style-name="T10">učinkovitosti </text:span><text:span text:style-name="T10">alternativnih </text:span><text:span text:style-name="T10">scenarijev</text:span></text:p>
            <text:p text:style-name="P2"><text:span text:style-name="T10">7. razvoj orodja </text:span><text:span text:style-name="T10">za ekonomsko </text:span><text:span text:style-name="T10">analizo rejskega </text:span><text:span text:style-name="T10">programa</text:span></text:p>
            <text:p text:style-name="P2"><text:span text:style-name="T10">8. testiranje </text:span><text:span text:style-name="T10">ekonomičnosti </text:span><text:span text:style-name="T10">obstoječega </text:span><text:span text:style-name="T10">rejskega </text:span><text:span text:style-name="T10">programa in </text:span><text:span text:style-name="T10">alternativnih </text:span><text:span text:style-name="T10">scenarijev</text:span></text:p>
            <text:p text:style-name="P2"><text:span text:style-name="T10">9. uporaba </text:span><text:span text:style-name="T10">stohastilčnih in </text:span><text:span text:style-name="T10">heurističnih </text:span><text:span text:style-name="T10">mehanizmov za </text:span><text:span text:style-name="T10">optimizacijo </text:span><text:span text:style-name="T10">pridobitve in </text:span><text:span text:style-name="T10">uporabe </text:span><text:span text:style-name="T10">genomske </text:span><text:span text:style-name="T10">informacije v </text:span><text:span text:style-name="T10">specifičnem </text:span><text:span text:style-name="T10">rejskem </text:span><text:span text:style-name="T10">programu in </text:span><text:span text:style-name="T10">razporeditve </text:span><text:span text:style-name="T10">sredstev med </text:span><text:span text:style-name="T10">rejskimi </text:span><text:span text:style-name="T10">aktivnostmi</text:span></text:p>
            <text:p text:style-name="P2"><text:span text:style-name="T10">2. </text:span><text:span text:style-name="T11">Podatkovni </text:span><text:span text:style-name="T11">viri</text:span></text:p>
            <text:list text:style-name="L1">
              <text:list-item>
                <text:p text:style-name="P2"><text:span text:style-name="T10">Rejski programi </text:span><text:span text:style-name="T10">priznanih </text:span><text:span text:style-name="T10">rejskih </text:span><text:span text:style-name="T10">organizacij </text:span><text:span text:style-name="T10">govedi v </text:span><text:span text:style-name="T10">Sloveniji</text:span></text:p>
              </text:list-item>
              <text:list-item>
                <text:p text:style-name="P2"><text:span text:style-name="T10">Centralna </text:span><text:span text:style-name="T10">podatkovna </text:span><text:span text:style-name="T10">zbirka Govedo</text:span></text:p>
              </text:list-item>
              <text:list-item>
                <text:p text:style-name="P2"><text:span text:style-name="T10">Podatki </text:span><text:span text:style-name="T10">pridobljeni s </text:span><text:span text:style-name="T10">stohastično </text:span><text:span text:style-name="T10">simulacijo</text:span></text:p>
              </text:list-item>
              <text:list-item>
                <text:p text:style-name="P2"><text:span text:style-name="T10">Letni proračun </text:span><text:span text:style-name="T10">za selekcijsko </text:span><text:span text:style-name="T10">službo (letni </text:span><text:span text:style-name="T10">program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4" style:display-name="ListLabel 54" style:family="graphic">
      <style:paragraph-properties style:text-autospace="none"/>
      <style:text-properties style:font-name="Calibri" fo:font-family="Calibri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9" style:display-name="ListLabel 4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8" style:display-name="ListLabel 4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7" style:display-name="ListLabel 4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6" style:display-name="ListLabel 4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5" style:display-name="ListLabel 45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1pt"/>
    </style:style>
    <style:style style:name="ListLabel_20_35" style:display-name="ListLabel 3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1" style:display-name="ListLabel 3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9" style:display-name="ListLabel 2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8" style:display-name="ListLabel 2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7" style:display-name="ListLabel 27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1pt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fo:font-weight="normal" style:font-name-asian="Calibri2" style:font-family-asian="Calibri" style:font-family-generic-asian="swiss" style:font-pitch-asian="variable" style:font-weight-asian="normal" style:font-weight-complex="normal"/>
    </style:style>
    <style:style style:name="ListLabel_20_10" style:display-name="ListLabel 10" style:family="graphic">
      <style:paragraph-properties style:text-autospace="none"/>
      <style:text-properties fo:font-weight="normal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Sprotna_20_opomba_20_-_20_besedilo_20_Znak" style:display-name="Sprotna opomba - besedilo Znak" style:family="graphic">
      <style:paragraph-properties style:text-autospace="none"/>
      <style:text-properties style:font-name="Calibri" fo:font-family="Calibri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Header_20_Char" style:display-name="Header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note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Segoe UI" fo:font-family="'Segoe UI'" style:font-family-generic="roman" style:font-pitch="variable" fo:font-size="9pt" fo:language="sl" fo:country="SI" style:font-name-asian="Segoe UI2" style:font-family-asian="'Segoe UI'" style:font-pitch-asian="variable" style:font-size-asian="9pt" style:language-asian="ar" style:country-asian="SA"/>
    </style:style>
    <style:style style:name="alineazaodstavkom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l" fo:country="S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nnotation_20_text" style:display-name="annotation text" style:family="graphic">
      <style:paragraph-properties fo:margin-top="0cm" fo:margin-bottom="0.497cm" fo:text-align="start" style:text-autospace="none" style:writing-mode="lr-tb"/>
      <style:text-properties fo:color="#00000a" style:font-name="Calibri" fo:font-family="Calibri" style:font-family-generic="roman" style:font-pitch="variable" fo:font-size="10pt" fo:language="sl" fo:country="SI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note_20_text" style:display-name="footnote text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0pt" fo:language="sl" fo:country="SI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.623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Odstavek_20_seznama1" style:display-name="Odstavek seznama1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Calibri" fo:font-family="Calibri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Calibri" fo:font-family="Calibri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2.3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04cm" fo:margin-bottom="0cm" fo:text-indent="0cm"/>
      <style:text-properties fo:font-size="133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28cm" fo:margin-bottom="0cm" fo:text-indent="0cm"/>
      <style:text-properties fo:font-size="11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52cm" fo:margin-bottom="0cm" fo:text-indent="0cm"/>
      <style:text-properties fo:font-size="95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9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0cm" fo:page-height="10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179.992cm" svg:height="16.695cm" svg:x="10cm" svg:y="3.985cm" presentation:class="title" presentation:placeholder="true">
        <draw:text-box/>
      </draw:frame>
      <draw:frame presentation:style-name="Default-outline1" draw:layer="backgroundobjects" svg:width="179.992cm" svg:height="57.995cm" svg:x="10cm" svg:y="23.4cm" presentation:class="outline" presentation:placeholder="true">
        <draw:text-box/>
      </draw:frame>
      <draw:frame presentation:style-name="Mpr1" draw:text-style-name="MP2" draw:layer="backgroundobjects" svg:width="46.592cm" svg:height="6.895cm" svg:x="10cm" svg:y="91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3.392cm" svg:height="6.895cm" svg:x="68.4cm" svg:y="91.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6.592cm" svg:height="6.895cm" svg:x="143.4cm" svg:y="91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0:07:36.026873824</meta:creation-date>
    <meta:editing-duration>P1DT21M9S</meta:editing-duration>
    <meta:editing-cycles>3</meta:editing-cycles>
    <meta:generator>LibreOffice/5.1.6.2$Linux_X86_64 LibreOffice_project/10m0$Build-2</meta:generator>
    <dc:date>2017-12-20T16:01:45.180738654</dc:date>
    <meta:document-statistic meta:object-count="33"/>
  </office:meta>
</office:document-meta>
</file>